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style="italic" style:font-style-asian="italic" style:font-style-complex="italic"/>
    </style:style>
    <style:style style:name="P4" style:family="paragraph" style:parent-style-name="Preformatted_20_Text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Preformatted_20_Text">
      <style:text-properties style:text-underline-style="solid" style:text-underline-width="auto" style:text-underline-color="font-color"/>
    </style:style>
    <style:style style:name="P6" style:family="paragraph" style:parent-style-name="Preformatted_20_Tex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s" fo:country="CZ"/>
    </style:style>
    <style:style style:name="T3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MD</text:p>
      <text:p text:style-name="Preformatted_20_Text"/>
      <text:p text:style-name="Preformatted_20_Text">django-admin startproject <text:s/>djangoTest – create project</text:p>
      <text:p text:style-name="Preformatted_20_Text"/>
      <text:p text:style-name="Preformatted_20_Text">python manage.py runserver <text:s/>- starts server</text:p>
      <text:p text:style-name="Preformatted_20_Text"/>
      <text:p text:style-name="Preformatted_20_Text">python manage.py startapp calc – adds application calc to project</text:p>
      <text:p text:style-name="Preformatted_20_Text"/>
      <text:p text:style-name="Preformatted_20_Text">python manage.py migrate- creates database</text:p>
      <text:p text:style-name="Preformatted_20_Text"/>
      <text:p text:style-name="Preformatted_20_Text">python manage.py createsuperuser -creates admin account</text:p>
      <text:p text:style-name="Preformatted_20_Text"/>
      <text:p text:style-name="Preformatted_20_Text">python manage.py makemigrations – new migration folder in apps, after migrate creates table in database, </text:p>
      <text:p text:style-name="Preformatted_20_Text"/>
      <text:p text:style-name="Preformatted_20_Text">pip3 install mysqlclient – install mysql </text:p>
      <text:p text:style-name="Preformatted_20_Text"/>
      <text:p text:style-name="Preformatted_20_Text">python manage.py shell – open shell in cmd for testing</text:p>
      <text:p text:style-name="Preformatted_20_Text"/>
      <text:p text:style-name="Preformatted_20_Text"/>
      <text:p text:style-name="Preformatted_20_Text"/>
      <text:p text:style-name="Preformatted_20_Text"/>
      <text:p text:style-name="P2">DATABASES</text:p>
      <text:p text:style-name="Preformatted_20_Text"/>
      <text:p text:style-name="Preformatted_20_Text"><text:span text:style-name="T1">One to Many -</text:span> </text:p>
      <text:p text:style-name="Preformatted_20_Text">getting all attached from company - <text:s/>facebook.programmer_set.all()</text:p>
      <text:p text:style-name="P1">company = models.ForeignKey(Company, on_delete=models.CASCADE)</text:p>
      <text:p text:style-name="Preformatted_20_Text"/>
      <text:p text:style-name="P2">Many to Many -</text:p>
      <text:p text:style-name="Preformatted_20_Text">anthony.languages.add(java) – attaching new relation from master to slave, instantly projected to database</text:p>
      <text:p text:style-name="Preformatted_20_Text">anthony.languages.all() - getting all attached from master </text:p>
      <text:p text:style-name="Preformatted_20_Text">python.programmer_set.all() - getting all attached from slave</text:p>
      <text:p text:style-name="P1">languages = models.ManyToManyField(Language)</text:p>
      <text:p text:style-name="P1"/>
      <text:p text:style-name="P4">Queries</text:p>
      <text:p text:style-name="Preformatted_20_Text">&gt;&gt;&gt; Company.objects.all() -gets all from database <text:span text:style-name="T1">SELECT *</text:span></text:p>
      <text:p text:style-name="Preformatted_20_Text">&gt;&gt;&gt; Language.objects.filter(name__exact='Python') <text:span text:style-name="T1">FILTER</text:span></text:p>
      <text:p text:style-name="Preformatted_20_Text">&gt;&gt;&gt; Language.objects.exclude(name__exact='Python') – opposite of filter <text:span text:style-name="T1">EXCLUDE</text:span></text:p>
      <text:p text:style-name="Preformatted_20_Text">&gt;&gt;&gt; Language.objects.filter(name__exact='Python').count() - returns number <text:span text:style-name="T1">COUNT *</text:span></text:p>
      <text:p text:style-name="Preformatted_20_Text">&gt;&gt;&gt; Company.objects.all()[1:2] – 1 is offset, 2 is limit, returns second <text:s/><text:span text:style-name="T2">object </text:span><text:s/>from database <text:span text:style-name="T1">LIMIT</text:span></text:p>
      <text:p text:style-name="P6">&gt;&gt;&gt; Company.objects.all().order_by('name') <text:span text:style-name="T1">ORDER BY</text:span></text:p>
      <text:p text:style-name="P6">&gt;&gt;&gt; Company.objects.all().order_by('-name') <text:span text:style-name="T1">ORDER BY DESC</text:span></text:p>
      <text:p text:style-name="Preformatted_20_Text"/>
      <text:p text:style-name="P5">Filtering options</text:p>
      <text:p text:style-name="Preformatted_20_Text">exact = case sensitive</text:p>
      <text:p text:style-name="Preformatted_20_Text">iexact = <text:s/>not case sensitive</text:p>
      <text:p text:style-name="Preformatted_20_Text">gt = greater than</text:p>
      <text:p text:style-name="Preformatted_20_Text">gte = greater or equal</text:p>
      <text:p text:style-name="Preformatted_20_Text">lt = less than</text:p>
      <text:p text:style-name="Preformatted_20_Text">lte = less than or equal</text:p>
      <text:p text:style-name="Preformatted_20_Text">contains = contains chars</text:p>
      <text:p text:style-name="Preformatted_20_Text">icontains = contains not case sensitive</text:p>
      <text:p text:style-name="Preformatted_20_Text">in = if its in the given list</text:p>
      <text:p text:style-name="Preformatted_20_Text">startswith</text:p>
      <text:p text:style-name="Preformatted_20_Text">endswith</text:p>
      <text:p text:style-name="Preformatted_20_Text">isnull= True (returns all with null<text:span text:style-name="T3">)</text:span></text:p>
      <text:p text:style-name="Preformatted_20_Text"/>
      <text:p text:style-name="Preformatted_20_Text"/>
      <text:p text:style-name="Preformatted_20_Text"/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6-20T17:31:17.26</dc:date>
    <dc:creator>Lukas Krocek</dc:creator>
    <meta:generator>OpenOffice/4.1.6$Win32 OpenOffice.org_project/416m1$Build-9790</meta:generator>
    <meta:editing-duration>PT39M34S</meta:editing-duration>
    <meta:editing-cycles>2</meta:editing-cycles>
    <meta:document-statistic meta:table-count="0" meta:image-count="0" meta:object-count="0" meta:page-count="2" meta:paragraph-count="39" meta:word-count="221" meta:character-count="1679"/>
  </office:meta>
</office:document-meta>
</file>